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4e7e" officeooo:paragraph-rsid="000e4e7e"/>
    </style:style>
    <style:style style:name="P2" style:family="paragraph" style:parent-style-name="Standard">
      <style:text-properties officeooo:rsid="0010e869" officeooo:paragraph-rsid="0010e869"/>
    </style:style>
    <style:style style:name="P3" style:family="paragraph" style:parent-style-name="Standard" style:list-style-name="L1">
      <style:text-properties officeooo:rsid="00129947" officeooo:paragraph-rsid="00129947"/>
    </style:style>
    <style:style style:name="P4" style:family="paragraph" style:parent-style-name="Standard" style:list-style-name="L3">
      <style:text-properties officeooo:rsid="00129947" officeooo:paragraph-rsid="00129947"/>
    </style:style>
    <style:style style:name="P5" style:family="paragraph" style:parent-style-name="Standard" style:list-style-name="L4">
      <style:text-properties officeooo:rsid="00129947" officeooo:paragraph-rsid="00129947"/>
    </style:style>
    <style:style style:name="P6" style:family="paragraph" style:parent-style-name="Standard" style:list-style-name="L1">
      <style:text-properties officeooo:rsid="001818dd" officeooo:paragraph-rsid="001818dd"/>
    </style:style>
    <style:style style:name="P7" style:family="paragraph" style:parent-style-name="Standard" style:list-style-name="L2">
      <style:text-properties officeooo:rsid="000e4e7e" officeooo:paragraph-rsid="000e4e7e"/>
    </style:style>
    <style:style style:name="P8" style:family="paragraph" style:parent-style-name="Standard" style:list-style-name="L3">
      <style:text-properties officeooo:rsid="000e4e7e" officeooo:paragraph-rsid="000e4e7e"/>
    </style:style>
    <style:style style:name="P9" style:family="paragraph" style:parent-style-name="Standard">
      <style:text-properties officeooo:rsid="000e4e7e" officeooo:paragraph-rsid="000e4e7e"/>
    </style:style>
    <style:style style:name="P10" style:family="paragraph" style:parent-style-name="Standard" style:list-style-name="L2">
      <style:text-properties officeooo:rsid="0015f698" officeooo:paragraph-rsid="0015f698"/>
    </style:style>
    <style:style style:name="P11" style:family="paragraph" style:parent-style-name="Standard" style:list-style-name="L2">
      <style:text-properties officeooo:rsid="000ff9f1" officeooo:paragraph-rsid="000ff9f1"/>
    </style:style>
    <style:style style:name="P12" style:family="paragraph" style:parent-style-name="Standard" style:list-style-name="L2">
      <style:text-properties officeooo:rsid="0010e869" officeooo:paragraph-rsid="0010e869"/>
    </style:style>
    <style:style style:name="P13" style:family="paragraph" style:parent-style-name="Standard" style:list-style-name="L3">
      <style:text-properties officeooo:rsid="0010e869" officeooo:paragraph-rsid="0010e869"/>
    </style:style>
    <style:style style:name="P14" style:family="paragraph" style:parent-style-name="Standard" style:list-style-name="L2">
      <style:text-properties officeooo:rsid="0013517e" officeooo:paragraph-rsid="0013517e"/>
    </style:style>
    <style:style style:name="P15" style:family="paragraph" style:parent-style-name="Standard" style:list-style-name="L2">
      <style:text-properties officeooo:rsid="0013676e" officeooo:paragraph-rsid="0013676e"/>
    </style:style>
    <style:style style:name="P16" style:family="paragraph" style:parent-style-name="Standard" style:list-style-name="L2">
      <style:text-properties officeooo:rsid="00158178" officeooo:paragraph-rsid="00158178"/>
    </style:style>
    <style:style style:name="P17" style:family="paragraph" style:parent-style-name="Standard" style:list-style-name="L4">
      <style:text-properties officeooo:rsid="00158178" officeooo:paragraph-rsid="0016a22a"/>
    </style:style>
    <style:style style:name="P18" style:family="paragraph" style:parent-style-name="Standard" style:list-style-name="L4">
      <style:text-properties officeooo:rsid="001467f7" officeooo:paragraph-rsid="001467f7"/>
    </style:style>
    <style:style style:name="P19" style:family="paragraph" style:parent-style-name="Standard">
      <style:text-properties officeooo:rsid="00190160" officeooo:paragraph-rsid="00190160"/>
    </style:style>
    <style:style style:name="T1" style:family="text">
      <style:text-properties officeooo:rsid="0010e869"/>
    </style:style>
    <style:style style:name="T2" style:family="text">
      <style:text-properties officeooo:rsid="00129947"/>
    </style:style>
    <style:style style:name="T3" style:family="text">
      <style:text-properties officeooo:rsid="00158178"/>
    </style:style>
    <style:style style:name="T4" style:family="text">
      <style:text-properties officeooo:rsid="0016a22a"/>
    </style:style>
    <style:style style:name="T5" style:family="text">
      <style:text-properties officeooo:rsid="00176bf6"/>
    </style:style>
    <style:style style:name="T6" style:family="text">
      <style:text-properties officeooo:rsid="001818dd"/>
    </style:style>
    <style:style style:name="T7" style:family="text">
      <style:text-properties officeooo:rsid="0019ba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Нужен баланс между обсуждением локальных наших проблем, глобальных наших проблем, глобальных человеческих проблем</text:p>
      <text:p text:style-name="P1"/>
      <text:p text:style-name="P1">1. Узнать <text:span text:style-name="T6">друг друга</text:span> получше</text:p>
      <text:list xml:id="list1524725490" text:style-name="L1">
        <text:list-item>
          <text:p text:style-name="P3">как происходит AI Alignment Research?</text:p>
        </text:list-item>
        <text:list-item>
          <text:p text:style-name="P6">Что с ЭА сообществом</text:p>
        </text:list-item>
      </text:list>
      <text:p text:style-name="P1"/>
      <text:p text:style-name="P1">2. Мои проблемы</text:p>
      <text:list xml:id="list307016574" text:style-name="L2">
        <text:list-item>
          <text:p text:style-name="P7">высокооплачиваемая неинтересная работа <text:span text:style-name="T2">(накопить 200к и уходить?)</text:span></text:p>
        </text:list-item>
        <text:list-item>
          <text:p text:style-name="P7">недостаток сталкивания с unknown unknowns</text:p>
        </text:list-item>
        <text:list-item>
          <text:p text:style-name="P7">недостаток фидбека от людей <text:span text:style-name="T1">(поэтому нередко возникает чувство вины, что я делаю мало, читаю мало, что я не реализую потенциал и глупый)</text:span></text:p>
        </text:list-item>
        <text:list-item>
          <text:p text:style-name="P10">я живу в социальной изоляции (не уверен, что это хорошая идея)</text:p>
        </text:list-item>
        <text:list-item>
          <text:p text:style-name="P7">хороший микроменеджмент, отсутствие макроменеджмента (я не делаю ничего крутого и великого, лучшие мои возможные достижения на данный момент – сдать дз вовремя, пройти такой-то учебный курс, прочитать книгу, <text:span text:style-name="T1">дожить до конца недели, наладить регулярное употребление инжира</text:span>)</text:p>
        </text:list-item>
        <text:list-item>
          <text:p text:style-name="P11">я боюсь начинать <text:span text:style-name="T5">делать и читать</text:span> новые неизведанные штуки, потому что это может оказаться пустой тратой времени</text:p>
        </text:list-item>
        <text:list-item>
          <text:p text:style-name="P12">как стать более агентным</text:p>
        </text:list-item>
        <text:list-item>
          <text:p text:style-name="P12">сон (спать меньше, чтобы успевать больше? Спать больше, чтобы успевать лучше? Всегда по 7, или по будням 6.5, по выходным 7.5)</text:p>
        </text:list-item>
        <text:list-item>
          <text:p text:style-name="P12">avoiding happy death spirals</text:p>
        </text:list-item>
        <text:list-item>
          <text:p text:style-name="P14">сколько и какие книги читать</text:p>
        </text:list-item>
        <text:list-item>
          <text:p text:style-name="P15">регулярные встречи</text:p>
        </text:list-item>
        <text:list-item>
          <text:p text:style-name="P16">какая система ведения задач</text:p>
        </text:list-item>
      </text:list>
      <text:p text:style-name="P1">3. <text:span text:style-name="T1">Наше будущее</text:span> – что делать?</text:p>
      <text:list xml:id="list3447281883" text:style-name="L3">
        <text:list-item>
          <text:p text:style-name="P8">Магистратура где</text:p>
        </text:list-item>
        <text:list-item>
          <text:p text:style-name="P13">PhD, GRE</text:p>
        </text:list-item>
        <text:list-item>
          <text:p text:style-name="P13">ШАД, НМУ – хорошо? <text:span text:style-name="T3">Что стоит подтянуть?</text:span></text:p>
        </text:list-item>
        <text:list-item>
          <text:p text:style-name="P4">Распространять идеи (читать лекции, писать посты?)</text:p>
        </text:list-item>
        <text:list-item>
          <text:p text:style-name="P4">работать в OpenAI, DeepMind, Future of Life Institute, MIRI</text:p>
        </text:list-item>
      </text:list>
      <text:p text:style-name="P2">4. Глобальные проблемы человечества, <text:span text:style-name="T2">ИИ</text:span></text:p>
      <text:list xml:id="list292076957" text:style-name="L4">
        <text:list-item>
          <text:p text:style-name="P5">в ближайшее время будет рост технологий в области CS и биологии </text:p>
        </text:list-item>
        <text:list-item>
          <text:p text:style-name="P18">Илон Маск крутой</text:p>
        </text:list-item>
        <text:list-item>
          <text:p text:style-name="P18">где работать, чтобы внести наибольший вклад</text:p>
        </text:list-item>
        <text:list-item>
          <text:p text:style-name="P17">long-term <text:span text:style-name="T4">(колонизация Марса),</text:span> short-term <text:span text:style-name="T4">(глобальная бедность, дети в Африке), global warming, fundamental science</text:span></text:p>
        </text:list-item>
        <text:list-item>
          <text:p text:style-name="P17"/>
        </text:list-item>
      </text:list>
      <text:p text:style-name="P2"/>
      <text:p text:style-name="P1"/>
      <text:p text:style-name="P1"/>
      <text:p text:style-name="P19">#intro #Москва</text:p>
      <text:p text:style-name="P19">Миша, 21 год</text:p>
      <text:p text:style-name="P19">Я студент 4 курса Факультета математики НИУ ВШЭ, студент 1 курса Школы Анализа Данных. Интересуюсь машинным обучением и ИИ. Я поддерживаю философию эффективного альтруизма. Моя цель – принести миру как можно больше пользы своей карьерой. Я хочу лучше разобраться в планах на будущее <text:span text:style-name="T7">(карьера, академическое образование и самообразование).</text:span> Меня интересует тема AI Safety, но не удается выделять на самообразование время – и я хочу научиться это делать. Я хочу лучше научиться рациональным техникам, чтобы стать более организованным и агентным, <text:span text:style-name="T7">больше читать, больше влиять на мир и людей.</text:span> Я хочу включить в свою жизнь больше возможностей <text:soft-page-break/>узнавать что-то совершенно новое <text:span text:style-name="T7">(unknown unknowns)</text:span>. Я читал ГПиМР, Канемана, первые две книги цепочек Юдковского. Полтора года практикую медитацию, интересуюсь буддизмом, <text:span text:style-name="T7">этим летом был на 10-дневном курсе випассаны.</text:span> Правда, сейчас вышел из happy death spiral по этому поводу и решил, что обретать силу рационалиста для меня важнее. <text:span text:style-name="T7">2 года как вегетарианец (сейчас почти веган).</text:span> Сейчас я в процессе увольнения с работы, занимающей 30 часов в неделю, и перехода на 20-часовую стажировку в другом месте, <text:span text:style-name="T7">чтобы успевать писать диплом.</text:span> <text:span text:style-name="T7">У меня нет близких друзей, и это я тоже хотел бы исправить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09:07:26.299142101</meta:creation-date>
    <dc:date>2019-11-10T21:32:24.769061558</dc:date>
    <meta:editing-duration>PT1H57M3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2" meta:paragraph-count="32" meta:word-count="447" meta:character-count="2908" meta:non-whitespace-character-count="2510"/>
  </office:meta>
</office:document-meta>
</file>